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31</text:p>
          </table:table-cell>
          <table:table-cell table:style-name="ce3"/>
          <table:table-cell office:value-type="string" table:style-name="ce3">
            <text:p>"Enable Debug Settings"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ullScreenMenu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allDeath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21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Hatland, Lane</dc:creator>
    <meta:creation-date>2018-07-03T01:49:34Z</meta:creation-date>
    <dc:date>2019-06-03T19:17:59Z</dc:date>
    <meta:editing-cycles>40</meta:editing-cycles>
    <meta:editing-duration>PT14966S</meta:editing-duration>
  </office:meta>
</office:document-meta>
</file>